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4ec" officeooo:paragraph-rsid="0007e4e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/>
      <text:p text:style-name="Standard">{</text:p>
      <text:p text:style-name="Standard"><text:s text:c="4"/>int arr[5],i;</text:p>
      <text:p text:style-name="Standard"><text:s text:c="4"/></text:p>
      <text:p text:style-name="Standard"><text:s text:c="4"/>char name[20];</text:p>
      <text:p text:style-name="Standard"><text:s text:c="4"/></text:p>
      <text:p text:style-name="Standard"><text:s text:c="4"/>printf ("enter your name:");</text:p>
      <text:p text:style-name="Standard"><text:s text:c="4"/></text:p>
      <text:p text:style-name="Standard"><text:s text:c="4"/>scanf ("%s",name);</text:p>
      <text:p text:style-name="Standard"><text:s text:c="4"/></text:p>
      <text:p text:style-name="Standard"><text:s text:c="4"/>printf ("Hi %s, welcome\n", name);</text:p>
      <text:p text:style-name="Standard"><text:s text:c="4"/></text:p>
      <text:p text:style-name="Standard"><text:s text:c="4"/>printf ("enter 5 elements:");</text:p>
      <text:p text:style-name="Standard"><text:s text:c="4"/></text:p>
      <text:p text:style-name="Standard"><text:s text:c="4"/>for (i=0;i&lt;5;i++)</text:p>
      <text:p text:style-name="Standard"><text:s text:c="4"/></text:p>
      <text:p text:style-name="Standard"><text:s text:c="4"/>scanf ("%d", &amp;arr[i]);</text:p>
      <text:p text:style-name="Standard"/>
      <text:p text:style-name="Standard">}</text:p>
      <text:p text:style-name="Standard"/>
      <text:p text:style-name="Standard"/>
      <text:p text:style-name="P1">Output <text:s/>:</text:p>
      <text:p text:style-name="P1"/>
      <text:p text:style-name="P1"/>
      <text:p text:style-name="P1"/>
      <text:p text:style-name="P1">enter your name:stella</text:p>
      <text:p text:style-name="P1"/>
      <text:p text:style-name="P1">Hi stella, welcome</text:p>
      <text:p text:style-name="P1"/>
      <text:p text:style-name="P1">enter 5 elements:1</text:p>
      <text:p text:style-name="P1"/>
      <text:p text:style-name="P1">9</text:p>
      <text:p text:style-name="P1">9</text:p>
      <text:p text:style-name="P1">4</text:p>
      <text:p text:style-name="P1">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7:22:34.152532061</meta:creation-date>
    <dc:date>2022-09-15T17:24:05.102956534</dc:date>
    <meta:editing-duration>PT1M31S</meta:editing-duration>
    <meta:editing-cycles>1</meta:editing-cycles>
    <meta:document-statistic meta:table-count="0" meta:image-count="0" meta:object-count="0" meta:page-count="1" meta:paragraph-count="27" meta:word-count="45" meta:character-count="336" meta:non-whitespace-character-count="250"/>
    <meta:generator>LibreOffice/6.4.7.2$Linux_X86_64 LibreOffice_project/40$Build-2</meta:generator>
  </office:meta>
</office:document-meta>
</file>